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3.311cm" svg:height="13.122cm" svg:x="17.017cm" svg:y="0.717cm">
            <draw:object draw:notify-on-update-of-ranges="Arkusz1.C2:Arkusz1.C19 Arkusz1.B1:Arkusz1.B1 Arkusz1.A2:Arkusz1.A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6" calcext:value-type="float">
            <text:p>526</text:p>
          </table:table-cell>
          <table:table-cell table:formula="of:=660*[.B2]/819" office:value-type="float" office:value="423.882783882784" calcext:value-type="float">
            <text:p>423,8827838827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5" calcext:value-type="float">
            <text:p>675</text:p>
          </table:table-cell>
          <table:table-cell table:formula="of:=660*[.B3]/819" office:value-type="float" office:value="543.956043956044" calcext:value-type="float">
            <text:p>543,9560439560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50" calcext:value-type="float">
            <text:p>750</text:p>
          </table:table-cell>
          <table:table-cell table:formula="of:=660*[.B4]/819" office:value-type="float" office:value="604.395604395604" calcext:value-type="float">
            <text:p>604,3956043956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5" calcext:value-type="float">
            <text:p>775</text:p>
          </table:table-cell>
          <table:table-cell table:formula="of:=660*[.B5]/819" office:value-type="float" office:value="624.542124542125" calcext:value-type="float">
            <text:p>624,542124542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5" calcext:value-type="float">
            <text:p>845</text:p>
          </table:table-cell>
          <table:table-cell table:formula="of:=660*[.B6]/819" office:value-type="float" office:value="680.952380952381" calcext:value-type="float">
            <text:p>680,9523809523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79" calcext:value-type="float">
            <text:p>879</text:p>
          </table:table-cell>
          <table:table-cell table:formula="of:=660*[.B7]/819" office:value-type="float" office:value="708.351648351648" calcext:value-type="float">
            <text:p>708,3516483516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3" calcext:value-type="float">
            <text:p>913</text:p>
          </table:table-cell>
          <table:table-cell table:formula="of:=660*[.B8]/819" office:value-type="float" office:value="735.750915750916" calcext:value-type="float">
            <text:p>735,7509157509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24" calcext:value-type="float">
            <text:p>924</text:p>
          </table:table-cell>
          <table:table-cell table:formula="of:=660*[.B9]/819" office:value-type="float" office:value="744.615384615385" calcext:value-type="float">
            <text:p>744,6153846153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7" calcext:value-type="float">
            <text:p>967</text:p>
          </table:table-cell>
          <table:table-cell table:formula="of:=660*[.B10]/819" office:value-type="float" office:value="779.267399267399" calcext:value-type="float">
            <text:p>779,2673992673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96" calcext:value-type="float">
            <text:p>996</text:p>
          </table:table-cell>
          <table:table-cell table:formula="of:=660*[.B11]/819" office:value-type="float" office:value="802.637362637363" calcext:value-type="float">
            <text:p>802,6373626373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2" calcext:value-type="float">
            <text:p>1032</text:p>
          </table:table-cell>
          <table:table-cell table:formula="of:=660*[.B12]/819" office:value-type="float" office:value="831.648351648352" calcext:value-type="float">
            <text:p>831,64835164835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72" calcext:value-type="float">
            <text:p>1072</text:p>
          </table:table-cell>
          <table:table-cell table:formula="of:=660*[.B13]/819" office:value-type="float" office:value="863.882783882784" calcext:value-type="float">
            <text:p>863,8827838827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4" calcext:value-type="float">
            <text:p>1104</text:p>
          </table:table-cell>
          <table:table-cell table:formula="of:=660*[.B14]/819" office:value-type="float" office:value="889.67032967033" calcext:value-type="float">
            <text:p>889,670329670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26" calcext:value-type="float">
            <text:p>1126</text:p>
          </table:table-cell>
          <table:table-cell table:formula="of:=660*[.B15]/819" office:value-type="float" office:value="907.399267399267" calcext:value-type="float">
            <text:p>907,3992673992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60" calcext:value-type="float">
            <text:p>1160</text:p>
          </table:table-cell>
          <table:table-cell table:formula="of:=660*[.B16]/819" office:value-type="float" office:value="934.798534798535" calcext:value-type="float">
            <text:p>934,7985347985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80" calcext:value-type="float">
            <text:p>1180</text:p>
          </table:table-cell>
          <table:table-cell table:formula="of:=660*[.B17]/819" office:value-type="float" office:value="950.915750915751" calcext:value-type="float">
            <text:p>950,9157509157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17" calcext:value-type="float">
            <text:p>1217</text:p>
          </table:table-cell>
          <table:table-cell table:formula="of:=660*[.B18]/819" office:value-type="float" office:value="980.732600732601" calcext:value-type="float">
            <text:p>980,7326007326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47" calcext:value-type="float">
            <text:p>1247</text:p>
          </table:table-cell>
          <table:table-cell table:formula="of:=660*[.B19]/819" office:value-type="float" office:value="1004.90842490842" calcext:value-type="float">
            <text:p>1004,90842490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8:49:38.558280147</meta:creation-date>
    <dc:date>2023-03-07T12:02:56.290180398</dc:date>
    <meta:editing-duration>PT1H28M38S</meta:editing-duration>
    <meta:editing-cycles>3</meta:editing-cycles>
    <meta:generator>LibreOffice/7.4.3.2$Linux_X86_64 LibreOffice_project/1048a8393ae2eeec98dff31b5c133c5f1d08b890</meta:generator>
    <meta:document-statistic meta:table-count="1" meta:cell-count="5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12cm" svg:height="13.123cm" xlink:href=".." xlink:type="simple" chart:class="chart:scatter" chart:style-name="ch1">
        <chart:legend chart:legend-position="end" svg:x="19.957cm" svg:y="6.013cm" style:legend-expansion="high" chart:style-name="ch2"/>
        <chart:plot-area chart:style-name="ch3" table:cell-range-address="Arkusz1.C2:Arkusz1.C19 Arkusz1.B1:Arkusz1.B1 Arkusz1.A2:Arkusz1.A19" chart:data-source-has-labels="row" svg:x="0.466cm" svg:y="0.262cm" svg:width="19.025cm" svg:height="12.599cm">
          <chart:coordinate-region svg:x="1.273cm" svg:y="0.461cm" svg:width="17.846cm" svg:height="11.7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A2:Arkusz1.A19" chart:label-cell-address="Arkusz1.B1:Arkusz1.B1" chart:class="chart:scatter">
            <chart:domain table:cell-range-address="Arkusz1.C2:Arkusz1.C19"/>
            <chart:regression-curve chart:style-name="ch8">
              <chart:equation chart:display-equation="true" chart:display-r-square="true" svg:x="9.912cm" svg:y="8.978cm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adc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3.882783882784">
                <text:p>423.882783882784</text:p>
                <draw:g>
                  <svg:desc>Arkusz1.C2:Arkusz1.C19</svg:desc>
                </draw:g>
              </table:table-cell>
              <table:table-cell office:value-type="float" office:value="19">
                <text:p>19</text:p>
                <draw:g>
                  <svg:desc>Arkusz1.A2:Arkusz1.A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3.956043956044">
                <text:p>543.9560439560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.395604395604">
                <text:p>604.3956043956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4.542124542125">
                <text:p>624.542124542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.952380952381">
                <text:p>680.9523809523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8.351648351648">
                <text:p>708.3516483516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5.750915750916">
                <text:p>735.7509157509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4.615384615385">
                <text:p>744.61538461538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9.267399267399">
                <text:p>779.2673992673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2.637362637363">
                <text:p>802.63736263736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1.648351648352">
                <text:p>831.6483516483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3.882783882784">
                <text:p>863.8827838827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9.67032967033">
                <text:p>889.6703296703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7.399267399267">
                <text:p>907.39926739926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4.798534798535">
                <text:p>934.7985347985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0.915750915751">
                <text:p>950.91575091575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0.732600732601">
                <text:p>980.73260073260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4.90842490842">
                <text:p>1004.90842490842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1048a8393ae2eeec98dff31b5c133c5f1d08b89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